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c8aa8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8aa8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c8aa8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c8aa8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c8aa8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6e380b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6e380b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e380b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officeooo:paragraph-rsid="003454c2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6f9443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6f9443" style:font-name-asian="Georgia1" style:font-name-complex="Georgia1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f9443" style:font-name-asian="Georgia1" style:font-name-complex="Georgia1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f9443" style:font-name-asian="Georgia1" style:font-name-complex="Georgia1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f9443" style:font-name-asian="Georgia1" style:font-name-complex="Georgia1"/>
    </style:style>
    <style:style style:name="P31" style:family="paragraph" style:parent-style-name="Standard" style:list-style-name="L6">
      <style:paragraph-properties fo:text-align="justify" style:justify-single-word="false"/>
      <style:text-properties officeooo:paragraph-rsid="006f9443"/>
    </style:style>
    <style:style style:name="P3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70739d" style:font-name-asian="Georgia1" style:font-name-complex="Georgia1"/>
    </style:style>
    <style:style style:name="P36" style:family="paragraph" style:parent-style-name="Standard" style:list-style-name="L7">
      <style:paragraph-properties fo:text-align="justify" style:justify-single-word="false"/>
      <style:text-properties style:font-name="Georgia" officeooo:paragraph-rsid="0070739d" style:font-name-asian="Georgia1" style:font-name-complex="Georgia1"/>
    </style:style>
    <style:style style:name="P3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70739d" style:font-name-asian="Georgia1" style:font-name-complex="Georgia1"/>
    </style:style>
    <style:style style:name="P38" style:family="paragraph" style:parent-style-name="Standard" style:list-style-name="L8">
      <style:paragraph-properties fo:text-align="justify" style:justify-single-word="false"/>
      <style:text-properties style:font-name="Georgia" officeooo:paragraph-rsid="0070739d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70739d" style:font-name-asian="Georgia1" style:font-name-complex="Georgia1"/>
    </style:style>
    <style:style style:name="P4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71b261" style:font-name-asian="Georgia1" style:font-name-complex="Georgia1"/>
    </style:style>
    <style:style style:name="P4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1b261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71b261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71b261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23ad53" officeooo:paragraph-rsid="0071b261" style:font-name-asian="Georgia1" style:font-name-complex="Georgia1"/>
    </style:style>
    <style:style style:name="P46" style:family="paragraph" style:parent-style-name="Standard" style:list-style-name="L10">
      <style:paragraph-properties fo:text-align="justify" style:justify-single-word="false"/>
      <style:text-properties style:font-name="Georgia" officeooo:rsid="005815ed" officeooo:paragraph-rsid="0071b261" style:font-name-asian="Georgia1" style:font-name-complex="Georgia1"/>
    </style:style>
    <style:style style:name="P47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71b261" style:font-name-asian="Georgia1" style:font-name-complex="Georgia1"/>
    </style:style>
    <style:style style:name="P48" style:family="paragraph" style:parent-style-name="Standard" style:list-style-name="L12">
      <style:paragraph-properties fo:text-align="justify" style:justify-single-word="false"/>
      <style:text-properties style:font-name="Georgia" officeooo:rsid="005815ed" officeooo:paragraph-rsid="0071b261" style:font-name-asian="Georgia1" style:font-name-complex="Georgia1"/>
    </style:style>
    <style:style style:name="P49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71b261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f564e" style:font-name-asian="Georgia1" style:font-name-complex="Georgia1"/>
    </style:style>
    <style:style style:name="T5" style:family="text">
      <style:text-properties officeooo:rsid="004ffc1c"/>
    </style:style>
    <style:style style:name="T6" style:family="text">
      <style:text-properties style:font-name="Georgia" officeooo:rsid="0023ad53" style:font-name-asian="Georgia1" style:font-name-complex="Georgia1"/>
    </style:style>
    <style:style style:name="T7" style:family="text">
      <style:text-properties style:font-name="Georgia" officeooo:rsid="005293bb" style:font-name-asian="Georgia1" style:font-name-complex="Georgia1"/>
    </style:style>
    <style:style style:name="T8" style:family="text">
      <style:text-properties officeooo:rsid="005815e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Jalon 2 et organisation interne</text:span></text:p>
      <text:p text:style-name="Standard"/>
      <text:p text:style-name="P2"><draw:frame draw:style-name="fr1" draw:name="image6.png" text:anchor-type="as-char" svg:y="-1.099cm" svg:width="10.601cm" svg:height="1.506cm" draw:z-index="12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 </text:span><text:span text:style-name="T4">23</text:span><text:span text:style-name="T2">/</text:span><text:span text:style-name="T4">11</text:span><text:span text:style-name="T2">/</text:span><text:span text:style-name="T3">202</text:span><text:span text:style-name="T4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Premier découpage des tâches<text:tab/>2</text:a></text:p>
          <text:p text:style-name="P15"><text:a xlink:type="simple" xlink:href="#__RefHeading___Toc399_377169772" text:style-name="Index_20_Link" text:visited-style-name="Index_20_Link">A) GANTT<text:tab/>2</text:a></text:p>
          <text:p text:style-name="P15"><text:a xlink:type="simple" xlink:href="#__RefHeading___Toc399_377169772%20Copie%201" text:style-name="Index_20_Link" text:visited-style-name="Index_20_Link">B) Formalisation d’organisation interne<text:tab/>2</text:a></text:p>
          <text:p text:style-name="P14"><text:a xlink:type="simple" xlink:href="#__RefHeading___Toc395_377169772%20Copie%201" text:style-name="Index_20_Link" text:visited-style-name="Index_20_Link">II. Point avancement sur le jalon 2<text:tab/>3</text:a></text:p>
          <text:p text:style-name="P15"><text:a xlink:type="simple" xlink:href="#__RefHeading___Toc399_377169772%20Copie%204" text:style-name="Index_20_Link" text:visited-style-name="Index_20_Link">A) Document vidéo projeté<text:tab/>3</text:a></text:p>
          <text:p text:style-name="P15"><text:a xlink:type="simple" xlink:href="#__RefHeading___Toc399_377169772%20Copie%201%20Copie%201" text:style-name="Index_20_Link" text:visited-style-name="Index_20_Link">B) Mise en commun de l’avancement<text:tab/>3</text:a></text:p>
          <text:p text:style-name="P14"><text:a xlink:type="simple" xlink:href="#__RefHeading___Toc395_377169772%20Copie%202" text:style-name="Index_20_Link" text:visited-style-name="Index_20_Link">III. Point avancement sur le jalon 3<text:tab/>4</text:a></text:p>
          <text:p text:style-name="P15"><text:a xlink:type="simple" xlink:href="#__RefHeading___Toc399_377169772%20Copie%204%20Copie%201" text:style-name="Index_20_Link" text:visited-style-name="Index_20_Link">A) Organisation et infos contradictoire<text:tab/>4</text:a></text:p>
          <text:p text:style-name="P15"><text:a xlink:type="simple" xlink:href="#__RefHeading___Toc399_377169772%20Copie%201%20Copie%201%20Copie%201" text:style-name="Index_20_Link" text:visited-style-name="Index_20_Link">B) Revue d’une version 0<text:tab/>4</text:a></text:p>
          <text:p text:style-name="P14"><text:a xlink:type="simple" xlink:href="#__RefHeading___Toc395_377169772%20Copie%202%20Copie%202" text:style-name="Index_20_Link" text:visited-style-name="Index_20_Link">Prochaine réunion<text:tab/>5</text:a></text:p>
          <text:p text:style-name="P15"><text:a xlink:type="simple" xlink:href="#__RefHeading___Toc399_377169772%20Copie%202%20Copie%202" text:style-name="Index_20_Link" text:visited-style-name="Index_20_Link">Date<text:tab/>5</text:a></text:p>
          <text:p text:style-name="P15"><text:a xlink:type="simple" xlink:href="#__RefHeading___Toc552_377169772%20Copie%201%20Copie%202" text:style-name="Index_20_Link" text:visited-style-name="Index_20_Link">Ordre du jour<text:tab/>5</text:a></text:p>
          <text:p text:style-name="P15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4"/>
      <text:p text:style-name="P4"/>
      <text:p text:style-name="P4"/>
      <text:p text:style-name="P4"/>
      <text:list xml:id="list1020033297" text:style-name="L2">
        <text:list-item>
          <text:p text:style-name="P16"><text:bookmark-start text:name="__RefHeading___Toc395_377169772"/>Premier découpage des tâches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GANTT<text:bookmark-end text:name="__RefHeading___Toc399_377169772"/></text:p>
        </text:list-item>
      </text:list>
      <text:p text:style-name="P17"/>
      <text:p text:style-name="P19">Présentation du <text:span text:style-name="T5">premier</text:span> jet, trié par axes et trié par tâches</text:p>
      <text:p text:style-name="P19">Abandon du fonctionnement par axes au profit du fonctionnement par tâches et sous-tâche : gain en clarté et en lisibilité</text:p>
      <text:p text:style-name="P20"/>
      <text:p text:style-name="P21"/>
      <text:list xml:id="list120340578678209" text:continue-numbering="true" text:style-name="L3">
        <text:list-item>
          <text:p text:style-name="P18"><text:bookmark-start text:name="__RefHeading___Toc399_377169772 Copie 1"/>Formalisation d’organisation interne<text:bookmark-end text:name="__RefHeading___Toc399_377169772 Copie 1"/></text:p>
        </text:list-item>
      </text:list>
      <text:p text:style-name="P21"/>
      <text:p text:style-name="P19">Document : Synthèse.pdf </text:p>
      <text:p text:style-name="P22">Reprend les différentes informations de cadrage fourni par l’IUT / le GRETA, ainsi que les processus mis en place en interne pour organiser le travail, et rassemble le tout en un seul document, claire et concis</text:p>
      <text:p text:style-name="P22">Fais également un inventaire des tâches</text:p>
      <text:p text:style-name="P19">Document : CadrageJalon7à9.pdf</text:p>
      <text:p text:style-name="P22">Complète les informations vis-à-vis des jalons 7,8 et 9</text:p>
      <text:p text:style-name="P22">Complément du document GestionDeProjet/GestionInterne/Synthèse.pdf </text:p>
      <text:p text:style-name="P20"/>
      <text:p text:style-name="P23"/>
      <text:list xml:id="list120339184941088" text:continue-list="list1020033297" text:style-name="L2">
        <text:list-item>
          <text:p text:style-name="P24"><text:bookmark-start text:name="__RefHeading___Toc395_377169772 Copie 1"/>Point avancement sur le jalon 2<text:bookmark-end text:name="__RefHeading___Toc395_377169772 Copie 1"/></text:p>
        </text:list-item>
      </text:list>
      <text:p text:style-name="P25"/>
      <text:list text:continue-list="list120340578678209" text:style-name="L3">
        <text:list-item text:start-value="1">
          <text:p text:style-name="P18"><text:bookmark-start text:name="__RefHeading___Toc399_377169772 Copie 4"/>Document vidéo projeté <text:bookmark-end text:name="__RefHeading___Toc399_377169772 Copie 4"/></text:p>
        </text:list-item>
      </text:list>
      <text:p text:style-name="P21"/>
      <text:p text:style-name="P26">Support de diapositives court</text:p>
      <text:p text:style-name="P26">Nous repartirons du support utilisé pendant la présentation du jalon 1 (fiche PT)</text:p>
      <text:p text:style-name="P27"/>
      <text:p text:style-name="P21"/>
      <text:list xml:id="list120339527723491" text:continue-numbering="true" text:style-name="L3">
        <text:list-item>
          <text:p text:style-name="P18"><text:bookmark-start text:name="__RefHeading___Toc399_377169772 Copie 1 Copie 1"/>Mise en commun de l’avancement<text:bookmark-end text:name="__RefHeading___Toc399_377169772 Copie 1 Copie 1"/></text:p>
        </text:list-item>
      </text:list>
      <text:p text:style-name="P21"/>
      <text:p text:style-name="P26">Ce qui a été fait :</text:p>
      <text:p text:style-name="P28">Diapositives → premier jet / brouillon</text:p>
      <text:p text:style-name="P28">Présentation des membres de l’équipe façon fiche de personnage: informations brutes</text:p>
      <text:p text:style-name="P28">Mise en scène : harmonisation, premières recherches et idées </text:p>
      <text:list text:style-name="L4">
        <text:list-item>
          <text:p text:style-name="P29">Pas les réu d’équipe, questions-réponses, etc → garder le public </text:p>
        </text:list-item>
        <text:list-item>
          <text:p text:style-name="P29">Storytelling et « Guide » peut être bien (revoir « Guide ») </text:p>
          <text:p text:style-name="P29">⇒ Revoir l’importance de la « mise en scène » à la baisse</text:p>
        </text:list-item>
      </text:list>
      <text:p text:style-name="P26"/>
      <text:p text:style-name="P26">À faire :</text:p>
      <text:p text:style-name="P28">Écrire le premier jet d’un script, qui pourrait être présenté au jalon 2</text:p>
      <text:p text:style-name="P28">Intégré le lore du projet (issu de ce script) au support</text:p>
      <text:p text:style-name="P26"/>
      <text:p text:style-name="P26">Grande partie de la présentation :</text:p>
      <text:list text:style-name="L5">
        <text:list-item>
          <text:p text:style-name="P30">Intro / première partie : Accrocher avec le lore</text:p>
          <text:list>
            <text:list-header>
              <text:p text:style-name="P30">Qui on est ?</text:p>
            </text:list-header>
          </text:list>
        </text:list-item>
        <text:list-item>
          <text:p text:style-name="P30">Deuxième partie : présenter concrètement le projet </text:p>
          <text:list>
            <text:list-header>
              <text:p text:style-name="P30">Qu’est-ce qu’on fait ?</text:p>
              <text:p text:style-name="P30">Pour quand ?</text:p>
              <text:p text:style-name="P30">Pour qui ?</text:p>
            </text:list-header>
          </text:list>
        </text:list-item>
        <text:list-item>
          <text:p text:style-name="P30">Conclusion : ré-intriguer avec le lore</text:p>
        </text:list-item>
      </text:list>
      <text:p text:style-name="P26"/>
      <text:p text:style-name="P26">Idées : </text:p>
      <text:p text:style-name="P28">Accrocher l’auditoire avec le lore derrière les origines du projet</text:p>
      <text:p text:style-name="P28">Intégrer une ou plusieurs photos de notre voyage en Italie au support</text:p>
      <text:p text:style-name="P28">Utiliser des titres "fancy" et marrants, façon JDR </text:p>
      <text:p text:style-name="P28">Utiliser des accessoires pendant la présentation</text:p>
      <text:p text:style-name="P26"/>
      <text:p text:style-name="P26">Achats d’accessoires :</text:p>
      <text:list text:style-name="L6">
        <text:list-item>
          <text:p text:style-name="P31"><text:span text:style-name="T6">Robe de sorcier : </text:span><text:a xlink:type="simple" xlink:href="https://www.amazon.fr/Hommes-Chevalier-Fantaisie-cosplay-costume/dp/B01CWT75KE/ref=sr_1_12_mod_primary_new?crid=7CX1TEUSZWA0&amp;dib=eyJ2IjoiMSJ9.E2L2gFUEXERnJpH4iWpHCzNcTgTjENW81lwwFs5tOUzNsff9g_TV33-__CXkpW2AGvxv-dYhWaNkCjPyhvpJVvBPjrVokDP0QRcgRt84pf3f9n1zWLUFUxA8ANBw6fo4XpRAZsblVYMfVCRUnW344znCpPdFUkD4Kdkp-nylYZa_WUDs7CHiYXS0JS26EXrZO1Ie63XGT_foHxHiZ4MOXrRFZUTF2j33wIO1k5v-XLlQhTpIikOjYJlsYu4oaC83Tgi22K_mePxh1aNNzjG1kuTI1esE_7K3QXFMuC2BPfc.TiOcmNhmCvUCbd1pW_RJ9PQhf1KrVUUV2P9xOszIGgY&amp;dib_tag=se&amp;keywords=tunique%2Bcapuche%2Bhomme&amp;qid=1732371513&amp;sbo=RZvfv%2F%2FHxDF%2BO5021pAnSA%3D%3D&amp;sprefix=tunique%2Bcapuche%2Caps%2C85&amp;sr=8-12&amp;th=1" text:style-name="Internet_20_link" text:visited-style-name="Visited_20_Internet_20_Link"><text:span text:style-name="T7">Lien</text:span></text:a><text:span text:style-name="T6"> </text:span></text:p>
        </text:list-item>
      </text:list>
      <text:p text:style-name="P27"/>
      <text:p text:style-name="P17"/>
      <text:list text:continue-list="list120339184941088" text:style-name="L2">
        <text:list-item>
          <text:p text:style-name="P32"><text:bookmark-start text:name="__RefHeading___Toc395_377169772 Copie 2"/>Point avancement sur le jalon 3<text:bookmark-end text:name="__RefHeading___Toc395_377169772 Copie 2"/></text:p>
        </text:list-item>
      </text:list>
      <text:p text:style-name="P33"/>
      <text:list xml:id="list120340159960661" text:continue-list="list120339527723491" text:style-name="L3">
        <text:list-item text:start-value="1">
          <text:p text:style-name="P34"><text:bookmark-start text:name="__RefHeading___Toc399_377169772 Copie 4 Copie 1"/>Organisation et infos contradictoire<text:bookmark-end text:name="__RefHeading___Toc399_377169772 Copie 4 Copie 1"/></text:p>
        </text:list-item>
      </text:list>
      <text:p text:style-name="P33"/>
      <text:p text:style-name="P35">Informations contradictoires</text:p>
      <text:list text:style-name="L7">
        <text:list-item>
          <text:p text:style-name="P36">Le professeur référent pour ce jalon (K. BERGERON) nous informe, de vive-voie, que ce livrable est prévu pour la même date que la présentation du jalon 2 (05/12/2024)</text:p>
        </text:list-item>
        <text:list-item>
          <text:p text:style-name="P36">La fiche de cadrage fourni une frise chronologique pour les jalons, indiquant l’échéance de fin décembre (environ 05/12/2024) pour le livrable du jalon 3</text:p>
        </text:list-item>
        <text:list-item>
          <text:p text:style-name="P36">Un mail a été envoyé (le 22/11/2024) au professeur référent de ce jalon pour clarifier la situation</text:p>
        </text:list-item>
      </text:list>
      <text:p text:style-name="P35">Décision du groupe :</text:p>
      <text:p text:style-name="P37">Préparation d’une version 1 du livrable 3</text:p>
      <text:list text:style-name="L8">
        <text:list-item>
          <text:p text:style-name="P38">S’il est à livrer pour début décembre :</text:p>
          <text:list>
            <text:list-header>
              <text:p text:style-name="P38">Livrable prêt</text:p>
            </text:list-header>
          </text:list>
        </text:list-item>
        <text:list-item>
          <text:p text:style-name="P38">S’il est à livrer pour fin décembre : </text:p>
          <text:list>
            <text:list-header>
              <text:p text:style-name="P38">Possibilité de continuer l’affinage du livrable : peaufiner les détails et les finitions</text:p>
            </text:list-header>
          </text:list>
        </text:list-item>
      </text:list>
      <text:p text:style-name="P35"/>
      <text:p text:style-name="P33"/>
      <text:list text:continue-list="list120340159960661" text:style-name="L3">
        <text:list-item>
          <text:p text:style-name="P34"><text:bookmark-start text:name="__RefHeading___Toc399_377169772 Copie 1 Copie 1 Copie 1"/>Revue d’une version 0<text:bookmark-end text:name="__RefHeading___Toc399_377169772 Copie 1 Copie 1 Copie 1"/></text:p>
        </text:list-item>
      </text:list>
      <text:p text:style-name="P33"/>
      <text:p text:style-name="P39">Présentation des premières idées pour l’affiche par le responsable design et marketing</text:p>
      <text:p text:style-name="P39">Débat sur la disposition des éléments et le contenu de l’affiche</text:p>
      <text:p text:style-name="P35"/>
      <text:p text:style-name="P33"/>
      <text:p text:style-name="P40"><text:bookmark-start text:name="__RefHeading___Toc395_377169772 Copie 2 Copie 2"/>Prochaine réunion<text:bookmark-end text:name="__RefHeading___Toc395_377169772 Copie 2 Copie 2"/></text:p>
      <text:p text:style-name="P41"/>
      <text:p text:style-name="P42"><text:bookmark-start text:name="__RefHeading___Toc399_377169772 Copie 2 Copie 2"/>Date<text:bookmark-end text:name="__RefHeading___Toc399_377169772 Copie 2 Copie 2"/></text:p>
      <text:p text:style-name="P41"/>
      <text:p text:style-name="P43">Mardi 26 novembre, de 21h30 à 22h30</text:p>
      <text:p text:style-name="P41"/>
      <text:p text:style-name="P41"/>
      <text:p text:style-name="P42"><text:bookmark-start text:name="__RefHeading___Toc552_377169772 Copie 1 Copie 2"/>Ordre du jour<text:bookmark-end text:name="__RefHeading___Toc552_377169772 Copie 1 Copie 2"/></text:p>
      <text:p text:style-name="P41"/>
      <text:list text:style-name="L9">
        <text:list-item>
          <text:p text:style-name="P44">Revue du texte jalon 2</text:p>
        </text:list-item>
        <text:list-item>
          <text:p text:style-name="P44">Premiers ajustements de mise en scène (micro)</text:p>
        </text:list-item>
        <text:list-item>
          <text:p text:style-name="P44">Discussion quant à de potentiels accessoires</text:p>
        </text:list-item>
      </text:list>
      <text:p text:style-name="P41"/>
      <text:p text:style-name="P41"/>
      <text:p text:style-name="P42"><text:bookmark-start text:name="__RefHeading___Toc552_377169772 Copie 1 Copie 2 Copie 1"/>Devoirs<text:bookmark-end text:name="__RefHeading___Toc552_377169772 Copie 1 Copie 2 Copie 1"/></text:p>
      <text:p text:style-name="P45"/>
      <text:p text:style-name="P45">Loïs :</text:p>
      <text:list text:style-name="L10">
        <text:list-item>
          <text:p text:style-name="P46">Aider à la rédaction du premier jet d’un script pour le jalon 2</text:p>
        </text:list-item>
      </text:list>
      <text:p text:style-name="P45">Arthur :</text:p>
      <text:list text:style-name="L11">
        <text:list-item>
          <text:p text:style-name="P47"><text:span text:style-name="T8">Rédiger</text:span> <text:span text:style-name="T8">le premier</text:span> jet d’un script pour le jalon 2</text:p>
        </text:list-item>
      </text:list>
      <text:p text:style-name="P45">Hugo :</text:p>
      <text:list text:style-name="L12">
        <text:list-item>
          <text:p text:style-name="P48">Aider à la rédaction du premier jet d’un script pour le jalon 2</text:p>
        </text:list-item>
      </text:list>
      <text:p text:style-name="P45"/>
      <text:p text:style-name="P45">Pour <text:span text:style-name="T8">le </text:span>lundi 2 décembre <text:span text:style-name="T8">2024</text:span></text:p>
      <text:p text:style-name="P45">Axel :</text:p>
      <text:list text:style-name="L13">
        <text:list-item>
          <text:p text:style-name="P49">Finir les répartition des tâches GANTT (temporalité et hérédité des tâches)</text:p>
        </text:list-item>
      </text:list>
      <text:p text:style-name="P41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7393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7"><draw:image xlink:href="Pictures/10000000000004030000011A1D50AB68.png" xlink:type="simple" xlink:show="embed" xlink:actuate="onLoad" draw:mime-type="image/png"/></draw:frame></text:p>
          <text:p text:style-name="MP2">Jalon 2 et organisation interne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2:03:38.521000000</dc:date>
    <meta:editing-duration>PT2H8M8S</meta:editing-duration>
    <meta:editing-cycles>76</meta:editing-cycles>
    <meta:print-date>2025-01-02T12:03:29.845000000</meta:print-date>
    <meta:printed-by>Fichiers PDF</meta:printed-by>
    <meta:document-statistic meta:table-count="0" meta:image-count="7" meta:object-count="0" meta:page-count="7" meta:paragraph-count="101" meta:word-count="707" meta:character-count="3991" meta:non-whitespace-character-count="3402"/>
  </office:meta>
</office:document-meta>
</file>